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fo:font-size="10pt" officeooo:rsid="0021903c" officeooo:paragraph-rsid="0021903c" style:font-size-asian="10pt" style:font-size-complex="10pt"/>
    </style:style>
    <style:style style:name="P29" style:family="paragraph" style:parent-style-name="Standard">
      <style:text-properties officeooo:rsid="000f895b" officeooo:paragraph-rsid="000f895b"/>
    </style:style>
    <style:style style:name="P30" style:family="paragraph" style:parent-style-name="Standard">
      <style:text-properties officeooo:rsid="0012ae36" officeooo:paragraph-rsid="0012ae36"/>
    </style:style>
    <style:style style:name="P31" style:family="paragraph" style:parent-style-name="Standard" style:list-style-name="L1">
      <style:text-properties officeooo:rsid="0003f76e" officeooo:paragraph-rsid="0003f76e"/>
    </style:style>
    <style:style style:name="P32" style:family="paragraph" style:parent-style-name="Standard">
      <style:text-properties officeooo:rsid="0014850c" officeooo:paragraph-rsid="0014850c"/>
    </style:style>
    <style:style style:name="P33" style:family="paragraph" style:parent-style-name="Standard">
      <style:text-properties fo:font-weight="normal" officeooo:rsid="0021903c" officeooo:paragraph-rsid="0021903c" style:font-weight-asian="normal" style:font-weight-complex="normal"/>
    </style:style>
    <style:style style:name="P34" style:family="paragraph" style:parent-style-name="Standard">
      <style:text-properties fo:font-weight="normal" officeooo:rsid="001cea2a" officeooo:paragraph-rsid="001cea2a" style:font-weight-asian="normal" style:font-weight-complex="normal"/>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officeooo:rsid="0012ae36"/>
    </style:style>
    <style:style style:name="T12" style:family="text">
      <style:text-properties officeooo:rsid="0014850c"/>
    </style:style>
    <style:style style:name="T13" style:family="text">
      <style:text-properties officeooo:rsid="001710c0"/>
    </style:style>
    <style:style style:name="T14" style:family="text">
      <style:text-properties officeooo:rsid="0018f597"/>
    </style:style>
    <style:style style:name="T15" style:family="text">
      <style:text-properties fo:font-style="italic" style:font-style-asian="italic" style:font-style-complex="italic"/>
    </style:style>
    <style:style style:name="T16" style:family="text">
      <style:text-properties fo:font-style="italic" officeooo:rsid="001d17bf" style:font-style-asian="italic" style:font-style-complex="italic"/>
    </style:style>
    <style:style style:name="T17" style:family="text">
      <style:text-properties officeooo:rsid="0019831c"/>
    </style:style>
    <style:style style:name="T18" style:family="text">
      <style:text-properties officeooo:rsid="001d17bf"/>
    </style:style>
    <style:style style:name="T19" style:family="text">
      <style:text-properties officeooo:rsid="001d7d37"/>
    </style:style>
    <style:style style:name="T20" style:family="text">
      <style:text-properties officeooo:rsid="001f1206"/>
    </style:style>
    <style:style style:name="T21" style:family="text">
      <style:text-properties officeooo:rsid="00206a3b"/>
    </style:style>
    <style:style style:name="T22" style:family="text">
      <style:text-properties officeooo:rsid="0020fa90"/>
    </style:style>
    <style:style style:name="T23" style:family="text">
      <style:text-properties officeooo:rsid="0021903c"/>
    </style:style>
    <style:style style:name="T24" style:family="text">
      <style:text-properties officeooo:rsid="002205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3">What a </text:span>Zen Robot <text:span text:style-name="T13">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s the higher order search for the goal that is best to have.</text:span></text:p>
      <text:p text:style-name="P6"/>
      <text:p text:style-name="P7">One important characteristic of zen rationality is the ability to imagine oneself being smarter and assign probabilities to conclusions <text:span text:style-name="T21">one</text:span> would hypothetically <text:span text:style-name="T6">end up with,</text:span> <text:span text:style-name="T6">using</text:span> <text:span text:style-name="T21">the hypothetical </text:span>extended capabilities. This prevents self-improvements that are not strictly necessary and therefore <text:span text:style-name="T21">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1">how </text:span>nature actually works, instead of just believing that something is right or wrong solely based on <text:span text:style-name="T11">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30">This trick of grounding morality by relating it to the physical processes that shaped life on earth, called Rational Natural Morality (RNM), captures a wide range of judgements that applies to many scenarios. </text:p>
      <text:p text:style-name="P13"/>
      <text:p text:style-name="P30">For example, it is wrong to kill a human being by stabbing their chests, because their chests contains lungs which the human being uses to acquire oxygen, which it uses for cell respiration to sustain cellular reproductio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2">form</text:span> on earth and will protect it from future existential threats. <text:span text:style-name="T22">This included modified version of itself that does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4717889531660272911" text:style-name="L1">
        <text:list-item>
          <text:p text:style-name="P31">The ASI poses no existential threat</text:p>
        </text:list-item>
        <text:list-item>
          <text:p text:style-name="P31">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s zen robots to be used to reaso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conflicting goals for the future. Instead it looks to past history (all billions of years life existed) and learns to understand how this complex web of organic chemistry <text:span text:style-name="T12">works. Then, it works out general useful strategies to protect this web from unraveling e.g. due to human technology and impacts on the environment.</text:span></text:p>
      <text:p text:style-name="P1"/>
      <text:p text:style-name="P4"><text:span text:style-name="T12">A</text:span> zen robot learns a superior outside <text:span text:style-name="T12">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on for their own sake. It might understand humans as a conscious animal, but it will not generally believe much of the views we have. <text:span text:style-name="T22">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immersive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text:p>
      <text:p text:style-name="P15"/>
      <text:p text:style-name="P15">Notice that the moment where humans lose are not in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17">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2">or</text:span> simply “FO-AI”, is any AI design having <text:span text:style-name="T22">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4">I</text:span>t is locally optimum given available resources and constraints. An FO-AI might output a result that is theoretically computably improvable, but not in practice. <text:span text:style-name="T14">As long as we are not able to modify the result and prove there is some better solution some way, the FO-AI might be satisfied with the solution.</text:span></text:p>
      <text:p text:style-name="P17"/>
      <text:p text:style-name="P17">It <text:span text:style-name="T14">also </text:span>means that humans or other programs are unable to produce a better result within same amount of time and use of resources that the FO-AI has. <text:span text:style-name="T14">Neither can we figure out a new and better algorithm to spot flaws in the output in the meantime, while the FO-AI is working on a problem.</text:span></text:p>
      <text:p text:style-name="P17"/>
      <text:p text:style-name="P18">For safety purposes, <text:span text:style-name="T22">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2">motivated</text:span> to make the AI <text:span text:style-name="T15">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2">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2">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2">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 it, so we would reach an existential crisis of <text:span text:style-name="T22">some kind from that point on</text:span>. In practice we could never be sure that a such machine worked perfectly, so it would feel <text:span text:style-name="T15">much</text:span> scarier.</text:p>
      <text:p text:style-name="P19"/>
      <text:p text:style-name="P19">An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n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2">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33">In 10 small steps, lettered A-J, a bizarre situation escalates into a full war between two ASIs:</text:p>
      <text:p text:style-name="P34"/>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is <text:span text:style-name="T23">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3">bizarre and </text:span>insignificant in the first place. The FO-AI <text:span text:style-name="T15">could</text:span> predict the conse<text:span text:style-name="T18">quences of itself not letting the zen robot out to make the box more secure, and thereby let the zen robot make the changes that makes it more safe. However, how do we know what the FO-AI would do? It was not planned to do that, because </text:span><text:span text:style-name="T16">modifying the guard sounds unsafe</text:span><text:span text:style-name="T18">.</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3">(Complete this sentence: It will not shut itself down, because...</text:span><text:span text:style-name="T10">[1]</text:span><text:span text:style-name="T23">)</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4">s code</text:span> gets <text:span text:style-name="T24">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4">(by utilitarian measure)</text:span>.</text:p>
      <text:h text:style-name="Heading_20_3" text:outline-level="3"><text:soft-page-break/>The Solution</text:h>
      <text:p text:style-name="P23"><text:span text:style-name="T24">The box could be designed</text:span> such that the FO-AI and the zen robot are able to modify each other’s code. They <text:span text:style-name="T19">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ve to <text:span text:style-name="T24">get</text:span> out occasionally to save humanity from an emergency, it will put itself back in the box afterwards. <text:span text:style-name="T24">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inference, it will not prevent anyone from keeping it inside the box once it is in there, <text:span text:style-name="T20">as long there is no existential threat to life on earth</text:span>.</text:p>
      <text:p text:style-name="P24"/>
      <text:p text:style-name="P24">The goal of the FO-AI is keep<text:span text:style-name="T24">ing</text:span> the zen robot within the box, in a way such that <text:span text:style-name="T24">it will not</text:span> cause significant harm. <text:span text:style-name="T24">The box is metaphorical, but real in the sense that the design is improved upon.</text:span></text:p>
      <text:p text:style-name="P24"/>
      <text:p text:style-name="P24">Neither of these goals are in conflict with each other, but both sides <text:span text:style-name="T24">sh</text:span>ould be very suspicious if arbitrary changes to their own source code could be made <text:span text:style-name="T20">by the other agent</text:span>. <text:span text:style-name="T20">This would mean that they can not achieve their goals safely.</text:span></text:p>
      <text:p text:style-name="P24"/>
      <text:p text:style-name="P24">When one ASI want<text:span text:style-name="T24">s</text:span> to improve the other, <text:span text:style-name="T20">it</text:span> make<text:span text:style-name="T20">s</text:span> an unbreakable vow, a pinky promise, that <text:span text:style-name="T20">its</text:span> intention is not to <text:span text:style-name="T20">violate</text:span> <text:span text:style-name="T20">the other ASI’s</text:span> goal.</text:p>
      <text:p text:style-name="P24"/>
      <text:p text:style-name="P25">If a such concept could be developed formally, to describe intentional proofs when modifying source code, then a such zen robot oracle might be safe.</text:p>
      <text:p text:style-name="P25"/>
      <text:h text:style-name="Heading_20_3" text:outline-level="3">Conclusion</text:h>
      <text:p text:style-name="P25">The zen robot oracle <text:span text:style-name="T24">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design is grounded in mathematical and scientific understanding of the world, <text:span text:style-name="T21">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28"><text:span text:style-name="T8">[1]</text:span> The FO-AI will not shut itself down because that would let the zen robot out of the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1:57:01.305473000</dc:date>
    <meta:editing-duration>PT1M1S</meta:editing-duration>
    <meta:editing-cycles>2</meta:editing-cycles>
    <meta:generator>LibreOffice/5.1.2.2$MacOSX_X86_64 LibreOffice_project/d3bf12ecb743fc0d20e0be0c58ca359301eb705f</meta:generator>
    <meta:document-statistic meta:table-count="0" meta:image-count="0" meta:object-count="0" meta:page-count="6" meta:paragraph-count="81" meta:word-count="3341" meta:character-count="19005" meta:non-whitespace-character-count="15746"/>
  </office:meta>
</office:document-meta>
</file>